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Обычный_5f_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1">
        <office:forms form:automatic-focus="false" form:apply-design-mode="false"/>
        <draw:custom-shape draw:style-name="gr1" draw:text-style-name="P1" draw:layer="layout" svg:width="0.8cm" svg:height="1cm" draw:transform="rotate (1.5707963267949) translate (4.1cm 2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4cm" svg:height="0.962cm" svg:x="1.6cm" svg:y="1.8cm">
          <draw:text-box>
            <text:p>Head: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08T14:20:58.15</dc:date>
    <meta:editing-duration>PT8H56M6S</meta:editing-duration>
    <meta:editing-cycles>67</meta:editing-cycles>
    <meta:generator>LibreOffice/4.0.4.2$Windows_x86 LibreOffice_project/9e9821abd0ffdbc09cd8c52eaa574fa09eb08f2</meta:generator>
    <meta:document-statistic meta:object-count="29"/>
  </office:meta>
</office:document-meta>
</file>